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47cm" fo:min-width="0.89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1.397cm" svg:x="0.089cm" svg:y="0.18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.489cm" svg:y="0.1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2.889cm" svg:y="0.181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4.289cm" svg:y="0.18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5.689cm" svg:y="0.181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7.089cm" svg:y="0.181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8.489cm" svg:y="0.181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9.889cm" svg:y="0.18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1.289cm" svg:y="0.181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2.689cm" svg:y="0.181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4.089cm" svg:y="0.181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5.489cm" svg:y="0.181cm">
          <text:p text:style-name="P1">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6.889cm" svg:y="0.18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8.289cm" svg:y="0.181cm">
          <text:p text:style-name="P1">7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9.689cm" svg:y="0.181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21.089cm" svg:y="0.18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21.089cm" svg:y="0.181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22.489cm" svg:y="0.181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397cm" svg:height="1.397cm" svg:x="0.089cm" svg:y="12.78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397cm" svg:height="1.397cm" svg:x="1.489cm" svg:y="10.1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397cm" svg:height="1.397cm" svg:x="2.889cm" svg:y="7.481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397cm" svg:height="1.397cm" svg:x="4.289cm" svg:y="10.18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397cm" svg:height="1.397cm" svg:x="5.689cm" svg:y="4.781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397cm" svg:height="1.397cm" svg:x="7.089cm" svg:y="10.181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397cm" svg:height="1.397cm" svg:x="8.489cm" svg:y="7.481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397cm" svg:height="1.397cm" svg:x="9.889cm" svg:y="10.18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397cm" svg:height="1.397cm" svg:x="11.289cm" svg:y="2.281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397cm" svg:height="1.397cm" svg:x="12.689cm" svg:y="12.781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397cm" svg:height="1.397cm" svg:x="14.089cm" svg:y="10.181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397cm" svg:height="1.397cm" svg:x="15.489cm" svg:y="7.481cm">
          <text:p text:style-name="P1">55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397cm" svg:height="1.397cm" svg:x="16.889cm" svg:y="10.18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397cm" svg:height="1.397cm" svg:x="18.289cm" svg:y="4.781cm">
          <text:p text:style-name="P1">70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397cm" svg:height="1.397cm" svg:x="19.689cm" svg:y="10.181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21.089cm" svg:y="7.48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397cm" svg:height="1.397cm" svg:x="21.089cm" svg:y="7.481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397cm" svg:height="1.397cm" svg:x="22.489cm" svg:y="10.181cm">
          <text:p text:style-name="P1">97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0.787cm" svg:y1="12.781cm" svg:x2="2.187cm" svg:y2="11.578cm" draw:start-shape="id1" draw:start-glue-point="0" draw:end-shape="id2" draw:end-glue-point="2" svg:d="M787 12781v-602h1400v-601" svg:viewBox="0 0 1401 1204">
          <text:p/>
        </draw:connector>
        <draw:connector draw:style-name="gr2" draw:text-style-name="P2" draw:layer="layout" svg:x1="2.187cm" svg:y1="10.181cm" svg:x2="3.587cm" svg:y2="8.878cm" draw:start-shape="id2" draw:start-glue-point="0" draw:end-shape="id3" draw:end-glue-point="2" svg:d="M2187 10181v-652h1400v-651" svg:viewBox="0 0 1401 1304">
          <text:p/>
        </draw:connector>
        <draw:connector draw:style-name="gr2" draw:text-style-name="P2" draw:layer="layout" svg:x1="4.987cm" svg:y1="10.181cm" svg:x2="3.587cm" svg:y2="8.878cm" draw:start-shape="id4" draw:start-glue-point="0" draw:end-shape="id3" svg:d="M4987 10181v-652h-1400v-651" svg:viewBox="0 0 1401 1304">
          <text:p/>
        </draw:connector>
        <draw:connector draw:style-name="gr2" draw:text-style-name="P2" draw:layer="layout" svg:x1="7.787cm" svg:y1="10.181cm" svg:x2="9.187cm" svg:y2="8.878cm" draw:start-shape="id5" draw:start-glue-point="0" draw:end-shape="id6" draw:end-glue-point="2" svg:d="M7787 10181v-652h1400v-651" svg:viewBox="0 0 1401 1304">
          <text:p/>
        </draw:connector>
        <draw:connector draw:style-name="gr2" draw:text-style-name="P2" draw:layer="layout" svg:x1="10.587cm" svg:y1="10.181cm" svg:x2="9.187cm" svg:y2="8.878cm" draw:start-shape="id7" draw:start-glue-point="0" draw:end-shape="id6" svg:d="M10587 10181v-652h-1400v-651" svg:viewBox="0 0 1401 1304">
          <text:p/>
        </draw:connector>
        <draw:connector draw:style-name="gr2" draw:text-style-name="P2" draw:layer="layout" svg:x1="3.587cm" svg:y1="7.481cm" svg:x2="6.387cm" svg:y2="6.178cm" draw:start-shape="id3" draw:start-glue-point="0" draw:end-shape="id8" draw:end-glue-point="2" svg:d="M3587 7481v-652h2800v-651" svg:viewBox="0 0 2801 1304">
          <text:p/>
        </draw:connector>
        <draw:connector draw:style-name="gr2" draw:text-style-name="P2" draw:layer="layout" svg:x1="9.187cm" svg:y1="7.481cm" svg:x2="6.387cm" svg:y2="6.178cm" draw:start-shape="id6" draw:start-glue-point="0" draw:end-shape="id8" draw:end-glue-point="2" svg:d="M9187 7481v-652h-2800v-651" svg:viewBox="0 0 2801 1304">
          <text:p/>
        </draw:connector>
        <draw:connector draw:style-name="gr2" draw:text-style-name="P2" draw:layer="layout" svg:x1="6.387cm" svg:y1="4.781cm" svg:x2="11.987cm" svg:y2="3.678cm" draw:start-shape="id8" draw:start-glue-point="0" draw:end-shape="id9" draw:end-glue-point="2" svg:d="M6387 4781v-552h5600v-551" svg:viewBox="0 0 5601 1104">
          <text:p/>
        </draw:connector>
        <draw:connector draw:style-name="gr2" draw:text-style-name="P2" draw:layer="layout" svg:x1="13.387cm" svg:y1="12.781cm" svg:x2="14.787cm" svg:y2="11.578cm" draw:start-shape="id10" draw:start-glue-point="0" draw:end-shape="id11" draw:end-glue-point="2" svg:d="M13387 12781v-602h1400v-601" svg:viewBox="0 0 1401 1204">
          <text:p/>
        </draw:connector>
        <draw:connector draw:style-name="gr2" draw:text-style-name="P2" draw:layer="layout" svg:x1="14.787cm" svg:y1="10.181cm" svg:x2="16.187cm" svg:y2="8.878cm" draw:start-shape="id11" draw:start-glue-point="0" draw:end-shape="id12" svg:d="M14787 10181v-652h1400v-651" svg:viewBox="0 0 1401 1304">
          <text:p/>
        </draw:connector>
        <draw:connector draw:style-name="gr2" draw:text-style-name="P2" draw:layer="layout" svg:x1="17.587cm" svg:y1="10.181cm" svg:x2="16.187cm" svg:y2="8.878cm" draw:start-shape="id13" draw:start-glue-point="0" draw:end-shape="id12" draw:end-glue-point="2" svg:d="M17587 10181v-652h-1400v-651" svg:viewBox="0 0 1401 1304">
          <text:p/>
        </draw:connector>
        <draw:connector draw:style-name="gr2" draw:text-style-name="P2" draw:layer="layout" svg:x1="16.187cm" svg:y1="7.481cm" svg:x2="18.987cm" svg:y2="6.178cm" draw:start-shape="id12" draw:start-glue-point="0" draw:end-shape="id14" svg:d="M16187 7481v-652h2800v-651" svg:viewBox="0 0 2801 1304">
          <text:p/>
        </draw:connector>
        <draw:connector draw:style-name="gr2" draw:text-style-name="P2" draw:layer="layout" svg:x1="21.787cm" svg:y1="7.481cm" svg:x2="18.987cm" svg:y2="6.178cm" draw:start-shape="id15" draw:start-glue-point="0" draw:end-shape="id14" draw:end-glue-point="2" svg:d="M21787 7481v-652h-2800v-651" svg:viewBox="0 0 2801 1304">
          <text:p/>
        </draw:connector>
        <draw:connector draw:style-name="gr2" draw:text-style-name="P2" draw:layer="layout" svg:x1="20.387cm" svg:y1="10.181cm" svg:x2="21.787cm" svg:y2="8.878cm" draw:start-shape="id16" draw:start-glue-point="0" draw:end-shape="id15" draw:end-glue-point="2" svg:d="M20387 10181v-652h1400v-651" svg:viewBox="0 0 1401 1304">
          <text:p/>
        </draw:connector>
        <draw:connector draw:style-name="gr2" draw:text-style-name="P2" draw:layer="layout" svg:x1="23.187cm" svg:y1="10.181cm" svg:x2="21.787cm" svg:y2="8.878cm" draw:start-shape="id17" draw:start-glue-point="0" draw:end-shape="id15" draw:end-glue-point="2" svg:d="M23187 10181v-652h-1400v-651" svg:viewBox="0 0 1401 1304">
          <text:p/>
        </draw:connector>
        <draw:connector draw:style-name="gr2" draw:text-style-name="P2" draw:layer="layout" svg:x1="18.987cm" svg:y1="4.781cm" svg:x2="11.987cm" svg:y2="3.678cm" draw:start-shape="id14" draw:start-glue-point="0" draw:end-shape="id9" draw:end-glue-point="2" svg:d="M18987 4781v-552h-7000v-551" svg:viewBox="0 0 7001 11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003cm" fo:page-height="14.2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1T21:43:41.988102433</meta:creation-date>
    <dc:date>2015-08-01T23:35:25.721992037</dc:date>
    <meta:editing-duration>PT1H20M49S</meta:editing-duration>
    <meta:editing-cycles>1</meta:editing-cycles>
    <meta:document-statistic meta:object-count="52"/>
    <meta:generator>LibreOffice/4.4.2.2$Linux_X86_64 LibreOffice_project/40m0$Build-2</meta:generator>
  </office:meta>
</office:document-meta>
</file>